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111cm"/>
    </style:style>
    <style:style style:name="gr2" style:family="graphic" style:parent-style-name="standard">
      <style:graphic-properties draw:stroke="none" svg:stroke-color="#000000" draw:fill="none" draw:fill-color="#ffffff" fo:min-height="2.367cm"/>
    </style:style>
    <style:style style:name="gr3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/>
    </style:style>
    <style:style style:name="gr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/>
    </style:style>
    <style:style style:name="gr6" style:family="graphic" style:parent-style-name="standard">
      <style:graphic-properties draw:stroke="none" svg:stroke-color="#000000" draw:fill="none" draw:fill-color="#f5deb3" fo:min-height="1.111cm"/>
    </style:style>
    <style:style style:name="gr7" style:family="graphic" style:parent-style-name="standard">
      <style:graphic-properties draw:stroke="none" svg:stroke-color="#000000" draw:fill="none" draw:fill-color="#ffffff" fo:min-height="4.03cm"/>
    </style:style>
    <style:style style:name="gr8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918cm"/>
    </style:style>
    <style:style style:name="gr10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12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13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4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7.933cm"/>
    </style:style>
    <style:style style:name="gr15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3.924cm"/>
    </style:style>
    <style:style style:name="gr16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9.533cm"/>
    </style:style>
    <style:style style:name="gr17" style:family="graphic" style:parent-style-name="standard">
      <style:graphic-properties draw:stroke="none" draw:fill="none" draw:textarea-vertical-align="middle" fo:min-height="1.222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svg:stroke-color="#000000" draw:fill="none" draw:fill-color="#ffffff" fo:min-height="3.739cm"/>
    </style:style>
    <style:style style:name="gr19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207cm"/>
    </style:style>
    <style:style style:name="gr20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4.326cm"/>
    </style:style>
    <style:style style:name="P1" style:family="paragraph">
      <loext:graphic-properties draw:fill="none" draw:fill-color="#ffffff"/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5" style:family="paragraph">
      <style:paragraph-properties fo:text-align="center"/>
    </style:style>
    <style:style style:name="P6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-color="#f5deb3"/>
      <style:paragraph-properties fo:text-align="center"/>
      <style:text-properties fo:font-size="14pt"/>
    </style:style>
    <style:style style:name="P9" style:family="paragraph">
      <loext:graphic-properties draw:fill="solid" draw:fill-color="#e0efd4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fcd4d1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ize="12pt" fo:font-weight="normal" style:font-size-asian="18pt" style:font-weight-asian="normal" style:font-size-complex="18pt" style:font-weight-complex="normal"/>
    </style:style>
    <style:style style:name="T10" style:family="text">
      <style:text-properties fo:font-size="14pt"/>
    </style:style>
    <style:style style:name="T11" style:family="text">
      <style:text-properties style:font-name="Andale Mono" fo:font-size="1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Andale Mono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46cm" svg:height="7.361cm" svg:x="3.605cm" svg:y="17.772cm">
          <draw:text-box>
            <text:p><text:span text:style-name="T1">T: Type:</text:span></text:p>
            <text:p><text:span text:style-name="T1"><text:tab/></text:span><text:span text:style-name="T1">0: MAC: The payload is a HeyMac Layer 2 command. </text:span></text:p>
            <text:p><text:span text:style-name="T1"><text:tab/></text:span><text:span text:style-name="T1">1: NET: The payload is APv6 Network Layer 3 data.</text:span></text:p>
            <text:p><text:span text:style-name="T1">L: Long Addressing: all present address fields are: </text:span></text:p>
            <text:p><text:span text:style-name="T1"><text:tab/></text:span><text:span text:style-name="T1">0: 2 octets (16b).</text:span></text:p>
            <text:p><text:span text:style-name="T2"><text:tab/></text:span><text:span text:style-name="T2">1: 8 octets (64b).</text:span></text:p>
            <text:p><text:span text:style-name="T1">P: Pending frame</text:span></text:p>
            <text:p><text:span text:style-name="T1">N: Net ID present</text:span></text:p>
            <text:p><text:span text:style-name="T1">D: Dst Addr present</text:span></text:p>
            <text:p><text:span text:style-name="T1">I: IE(s) present</text:span></text:p>
            <text:p><text:span text:style-name="T1">S: Src Addr present</text:span></text:p>
            <text:p><text:span text:style-name="T1">M: Multihop: Hops and TxAddr fields are present.</text:span></text:p>
            <text:p/>
          </draw:text-box>
        </draw:frame>
        <draw:frame draw:style-name="gr2" draw:text-style-name="P2" draw:layer="layout" svg:width="15.24cm" svg:height="2.617cm" svg:x="3.54cm" svg:y="1.17cm">
          <draw:text-box>
            <text:p><text:span text:style-name="T3">HeyMac (Layer 2) Frame Format</text:span><text:span text:style-name="T3"><text:line-break/></text:span><text:span text:style-name="T4">draft 3.0</text:span><text:span text:style-name="T4"><text:tab/></text:span><text:span text:style-name="T4"><text:tab/></text:span><text:span text:style-name="T4">2019/10/21</text:span><text:span text:style-name="T4"><text:line-break/></text:span><text:span text:style-name="T4"/></text:p>
          </draw:text-box>
        </draw:frame>
        <draw:frame draw:style-name="gr3" draw:text-style-name="P4" draw:layer="layout" svg:width="2.896cm" svg:height="1.165cm" svg:x="1.017cm" svg:y="16.416cm">
          <draw:text-box>
            <text:p text:style-name="P3"><text:span text:style-name="T5">Fctl field:</text:span></text:p>
          </draw:text-box>
        </draw:frame>
        <draw:custom-shape draw:style-name="gr4" draw:text-style-name="P6" draw:layer="layout" svg:width="0.69cm" svg:height="1.27cm" svg:x="4.592cm" svg:y="16.289cm">
          <text:p text:style-name="P5"><text:span text:style-name="T6">L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971cm" svg:y="16.289cm">
          <text:p text:style-name="P5"><text:span text:style-name="T6">N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6.661cm" svg:y="16.289cm">
          <text:p text:style-name="P5"><text:span text:style-name="T6">D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7.351cm" svg:y="16.289cm">
          <text:p text:style-name="P5"><text:span text:style-name="T6">I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8.04cm" svg:y="16.289cm">
          <text:p text:style-name="P5"><text:span text:style-name="T6">S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5.282cm" svg:y="16.289cm">
          <text:p text:style-name="P5"><text:span text:style-name="T6">P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302cm" svg:height="1.361cm" svg:x="1.127cm" svg:y="3.54cm">
          <draw:text-box>
            <text:p><text:span text:style-name="T7">HeyMac</text:span><text:span text:style-name="T7"><text:line-break/></text:span><text:span text:style-name="T7">Frame</text:span></text:p>
          </draw:text-box>
        </draw:frame>
        <draw:frame draw:style-name="gr7" draw:text-style-name="P1" draw:layer="layout" svg:width="15.875cm" svg:height="4.991cm" svg:x="3.667cm" svg:y="5.788cm">
          <draw:text-box>
            <text:p><text:span text:style-name="T8">PID:</text:span><text:span text:style-name="T9"> Protocol ID (1B). <text:s/>See below for details</text:span></text:p>
            <text:p><text:span text:style-name="T8">Fctl</text:span><text:span text:style-name="T1">: Frame Control. <text:s/>See below for details.</text:span></text:p>
            <text:p><text:span text:style-name="T8">DstAddr</text:span><text:span text:style-name="T1">: </text:span><text:span text:style-name="T8">Des</text:span><text:span text:style-name="T1">tination </text:span><text:span text:style-name="T8">Addr</text:span><text:span text:style-name="T1">ess. <text:s/>0, 2 or 8B address. Exists of Fctl’s D bit is set.</text:span><text:span text:style-name="T1"><text:line-break/></text:span><text:span text:style-name="T8">NetId</text:span><text:span text:style-name="T1">: Network identifier. <text:s/>Exists if Fctl’s N bit is set.</text:span></text:p>
            <text:p><text:span text:style-name="T8">IE</text:span><text:span text:style-name="T1">s: Header and Body Information Elements. <text:s/>Exists if Fctl’s I bit is set.</text:span></text:p>
            <text:p><text:span text:style-name="T8">SrcAddr</text:span><text:span text:style-name="T1">: </text:span><text:span text:style-name="T8">S</text:span><text:span text:style-name="T1">ou</text:span><text:span text:style-name="T8">rc</text:span><text:span text:style-name="T1">e </text:span><text:span text:style-name="T8">Addr</text:span><text:span text:style-name="T1">ess. <text:s/>0, 2 or 8B address. Exists of Fctl’s S bit is set.</text:span><text:span text:style-name="T1"><text:line-break/></text:span><text:span text:style-name="T8">Payld</text:span><text:span text:style-name="T1">: Payload (0 .. 253 octets)</text:span></text:p>
            <text:p><text:span text:style-name="T8">MIC</text:span><text:span text:style-name="T1">: Message Integrity Code (size depends on algorithm which is specified in IE).</text:span></text:p>
            <text:p><text:span text:style-name="T8">Hops</text:span><text:span text:style-name="T9">: wireless subnet hops remaining (0 or 1B). <text:s/>Exists if PID’s M bit is set.</text:span></text:p>
            <text:p><text:span text:style-name="T8">TxAddr</text:span><text:span text:style-name="T1">: Re-transmitter’s address. <text:s/>Exists if PID’s M bit is set.</text:span></text:p>
          </draw:text-box>
        </draw:frame>
        <draw:custom-shape draw:style-name="gr8" draw:text-style-name="P8" draw:layer="layout" svg:width="1.397cm" svg:height="1.27cm" svg:x="16.621cm" svg:y="3.545cm">
          <text:p text:style-name="P5"><text:span text:style-name="T10">Hops</text:span><text:span text:style-name="T10"><text:line-break/></text:span><text:span text:style-name="T10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418cm" svg:height="1.27cm" svg:x="5.191cm" svg:y="3.545cm">
          <text:p text:style-name="P5"><text:span text:style-name="T10">Fctl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0.165cm" svg:y="3.545cm">
          <text:p text:style-name="P5"><text:span text:style-name="T10">IEs</text:span><text:span text:style-name="T10"><text:line-break/></text:span><text:span text:style-name="T10">0+ B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78cm" svg:height="1.27cm" svg:x="13.467cm" svg:y="3.545cm">
          <text:p text:style-name="P5"><text:span text:style-name="T10">Payld</text:span><text:span text:style-name="T10"><text:line-break/></text:span><text:span text:style-name="T10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32cm" svg:height="1.27cm" svg:x="8.133cm" svg:y="3.545cm">
          <text:p text:style-name="P5"><text:span text:style-name="T10">Dst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24cm" svg:height="1.27cm" svg:x="6.609cm" svg:y="3.545cm">
          <text:p text:style-name="P5"><text:span text:style-name="T10">NetId</text:span><text:span text:style-name="T10"><text:line-break/></text:span><text:span text:style-name="T10">0/2 B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032cm" svg:height="1.27cm" svg:x="11.435cm" svg:y="3.545cm">
          <text:p text:style-name="P5"><text:span text:style-name="T10">Src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24cm" svg:height="1.27cm" svg:x="3.667cm" svg:y="3.545cm">
          <text:p text:style-name="P5"><text:span text:style-name="T10">PID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8.433cm" svg:height="0.381cm" svg:x="3.667cm" svg:y="4.815cm">
          <text:p text:style-name="P5"><text:span text:style-name="T6">Cleartex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24cm" svg:height="0.381cm" svg:x="10.8cm" svg:y="4.815cm">
          <text:p text:style-name="P5"><text:span text:style-name="T6">Encipher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0.033cm" svg:height="0.381cm" svg:x="5.191cm" svg:y="5.191cm">
          <text:p text:style-name="P5"><text:span text:style-name="T6">Authentication range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3.887cm" svg:height="1.504cm" svg:x="1.127cm" svg:y="11.047cm">
          <draw:text-box>
            <text:p text:style-name="P3"><text:span text:style-name="T5">PID field:</text:span></text:p>
          </draw:text-box>
        </draw:frame>
        <draw:frame draw:style-name="gr18" draw:text-style-name="P1" draw:layer="layout" svg:width="15.573cm" svg:height="4.059cm" svg:x="3.667cm" svg:y="11.287cm">
          <draw:text-box>
            <text:p><text:span text:style-name="T1">PID: Protocol ID: a 8-bit pattern to identify the frame’s protocol (and features).</text:span><text:span text:style-name="T1"><text:line-break/></text:span><text:span text:style-name="T1">HeyMac claims the range 8b111XXXXX to avoid collisions with LoRaWAN and 802.15.4-2015 MAC header (MHR).</text:span></text:p>
            <text:p><text:span text:style-name="T1"/></text:p>
            <text:p><text:span text:style-name="T11">Bit pattern</text:span><text:span text:style-name="T11"><text:tab/></text:span><text:span text:style-name="T11">Protocol</text:span></text:p>
            <text:p><text:span text:style-name="T12">1110 0vvv</text:span><text:span text:style-name="T12"><text:tab/></text:span><text:span text:style-name="T12"><text:tab/></text:span><text:span text:style-name="T12">HeyMac TDMA, (vvv)ersion</text:span></text:p>
            <text:p><text:span text:style-name="T12">1110 1vvv</text:span><text:span text:style-name="T12"><text:tab/></text:span><text:span text:style-name="T12"><text:tab/></text:span><text:span text:style-name="T12">HeyMac CSMA</text:span><text:span text:style-name="T12">, (vvv)ersion</text:span></text:p>
            <text:p><text:span text:style-name="T12">1111 xxxx</text:span><text:span text:style-name="T12"><text:tab/></text:span><text:span text:style-name="T12"><text:tab/></text:span><text:span text:style-name="T12">HeyMac (RFU: Flood, Extended, etc.)</text:span></text:p>
          </draw:text-box>
        </draw:frame>
        <draw:custom-shape draw:style-name="gr8" draw:text-style-name="P8" draw:layer="layout" svg:width="1.397cm" svg:height="1.27cm" svg:x="15.224cm" svg:y="3.545cm">
          <text:p text:style-name="P5"><text:span text:style-name="T10">MIC</text:span><text:span text:style-name="T10"><text:line-break/></text:span><text:span text:style-name="T10">0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32cm" svg:height="1.27cm" svg:x="18.018cm" svg:y="3.54cm">
          <text:p text:style-name="P5"><text:span text:style-name="T10">Tx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9cm" svg:height="1.27cm" svg:x="8.692cm" svg:y="16.289cm">
          <text:p text:style-name="P5"><text:span text:style-name="T6">M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0.707cm" svg:height="1.27cm" svg:x="3.892cm" svg:y="16.289cm">
          <text:p text:style-name="P5"><text:span text:style-name="T6">T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4.826cm" svg:height="0.381cm" svg:x="15.224cm" svg:y="4.815cm">
          <text:p text:style-name="P5"><text:span text:style-name="T6">Cleartex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65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6:58:12.828826000</meta:creation-date>
    <dc:date>2019-10-23T21:50:55.316769000</dc:date>
    <meta:editing-duration>P4DT4H49M11S</meta:editing-duration>
    <meta:editing-cycles>35</meta:editing-cycles>
    <meta:generator>LibreOffice_Vanilla/5.4.4.3$MacOSX_X86_64 LibreOffice_project/327ad42f4b641f37cf4dd9936346bc386252669a</meta:generator>
    <meta:print-date>2018-10-10T16:09:36.431000000</meta:print-date>
    <meta:document-statistic meta:object-count="29"/>
  </office:meta>
</office:document-meta>
</file>